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Secret List of my Deepest Hopes and Dreams</text:p>
      <text:p text:style-name="Standard"/>
      <text:p text:style-name="Standard">&lt;p&gt;Okay, maybe not secret. And maybe not deepest or dreams. But definitely hopes.&lt;/p&gt;</text:p>
      <text:p text:style-name="Standard"/>
      <text:p text:style-name="Standard">&lt;p&gt;Whenever I'm about to embark on a new adventure, my mind passively creates lists of things I need to accomplish and things I hope to accomplish.&lt;/p&gt;</text:p>
      <text:p text:style-name="Standard"/>
      <text:p text:style-name="Standard">&lt;p&gt;For example, if I ever go to prison I'm gonna have a list with stuff like “tie shirt around waist and do 100 push-ups” and “drop soap, await results”&lt;/p&gt;</text:p>
      <text:p text:style-name="Standard"/>
      <text:p text:style-name="Standard">&lt;p&gt;So here's the running list of the things I need to accomplish before I leave on June 15<text:span text:style-name="T1">th</text:span>, and the running list of stuff I'd like to do.&lt;/p&gt;</text:p>
      <text:p text:style-name="Standard"/>
      <text:p text:style-name="Standard">&lt;p&gt;Necessary:&lt;/p&gt;</text:p>
      <text:p text:style-name="Standard">&lt;br/&gt;-Barter for tent</text:p>
      <text:p text:style-name="Standard">&lt;br/&gt;-Barter for sleeping bag</text:p>
      <text:p text:style-name="Standard">&lt;br/&gt;-Build an interactive map for the blog</text:p>
      <text:p text:style-name="Standard">&lt;br/&gt;-Plan route – talk with Will and/or Whitney about routes they've taken on similar trips</text:p>
      <text:p text:style-name="Standard">&lt;br/&gt;-Contact people on warmshowers.org and couchsurfing.org</text:p>
      <text:p text:style-name="Standard">&lt;br/&gt;-Fix labs/view.ctp</text:p>
      <text:p text:style-name="Standard">&lt;br/&gt;-Matter of fact, just fix the entire damn site</text:p>
      <text:p text:style-name="Standard">&lt;br/&gt;-Write a quick script to upload pictures to blog so I don't have to use FileZilla each time.</text:p>
      <text:p text:style-name="Standard">&lt;br/&gt;-Barter for bike pump &amp; spare tire tubes</text:p>
      <text:p text:style-name="Standard">&lt;br/&gt;-Make a “help”video tutorial for Barterlabs</text:p>
      <text:p text:style-name="Standard">&lt;br/&gt;-Make a regular tutorial for Barterlabs (ppl seem to be having trouble understanding what to do)</text:p>
      <text:p text:style-name="Standard">&lt;br/&gt;-Find a way to barter for fare onto the Bremerton ferry (the beginning of my journey)</text:p>
      <text:p text:style-name="Standard"/>
      <text:p text:style-name="Standard">&lt;p&gt;Hopes:&lt;/p&gt;</text:p>
      <text:p text:style-name="Standard">&lt;br/&gt;-Sleep on beach</text:p>
      <text:p text:style-name="Standard">&lt;br/&gt;-Sleep in forest</text:p>
      <text:p text:style-name="Standard">&lt;br/&gt;-Marvel at Redwoods</text:p>
      <text:p text:style-name="Standard">&lt;br/&gt;-Visit Jake &amp; Laura in Portland</text:p>
      <text:p text:style-name="Standard">&lt;br/&gt;-Podcast I was invited to be guest in Portland</text:p>
      <text:p text:style-name="Standard">&lt;br/&gt;-Meet a bunch of people</text:p>
      <text:p text:style-name="Standard">&lt;br/&gt;-Sign up a bunch of people for Barterlabs</text:p>
      <text:p text:style-name="Standard">&lt;br/&gt;-Visit old and new friends in San Francisco</text:p>
      <text:p text:style-name="Standard">&lt;br/&gt;-Visit family friends in Pismo Beach</text:p>
      <text:p text:style-name="Standard">&lt;br/&gt;-Ride the rails from SF to LA</text:p>
      <text:p text:style-name="Standard">&lt;br/&gt;-Visit old and new friends in Los Angeles</text:p>
      <text:p text:style-name="Standard">&lt;br/&gt;-Find a way back to Seattle (seriously, I don't know how I'm getting back. My bank account has been </text:p>
      <text:p text:style-name="Standard">$-300 since March)</text:p>
      <text:p text:style-name="Standard"/>
      <text:p text:style-name="Standard">&lt;p&gt;I'm only half-joking about riding the rails. If I see an opportunity I'm definitely taking it.&lt;/p&gt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&lt;div class="pure-g"&gt;</text:p>
      <text:p text:style-name="Standard"/>
      <text:p text:style-name="Standard"><text:s text:c="8"/>&lt;div class="photo-box pure-u-1 pure-u-med-1-3 pure-u-lrg-1-4"&gt;</text:p>
      <text:p text:style-name="Standard"><text:s text:c="12"/>&lt;a href="/img/barter_blog/barter3a.jpg"&gt;</text:p>
      <text:p text:style-name="Standard"><text:s text:c="16"/>&lt;img src="/img/barter_blog/barter3a.jpg" alt="Barterlabs Blog"&gt; </text:p>
      <text:p text:style-name="Standard"><text:s text:c="12"/>&lt;/a&gt;</text:p>
      <text:p text:style-name="Standard"/>
      <text:p text:style-name="Standard"><text:s text:c="12"/>&lt;aside class="photo-box-caption"&gt;</text:p>
      <text:p text:style-name="Standard"><text:s text:c="16"/>&lt;span&gt;Barterlabs Bike Blog&lt;/span&gt;</text:p>
      <text:p text:style-name="Standard"><text:s text:c="12"/>&lt;/aside&gt;</text:p>
      <text:p text:style-name="Standard"><text:s text:c="8"/>&lt;/div&gt;</text:p>
      <text:p text:style-name="Standard"/>
      <text:p text:style-name="Standard"/>
      <text:p text:style-name="Standard"/>
      <text:p text:style-name="Standard"/>
      <text:p text:style-name="Standard"/>
      <text:p text:style-name="Standard">&lt;/div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Clark</meta:initial-creator>
    <meta:creation-date>2014-05-20T11:56:10.91</meta:creation-date>
    <dc:date>2014-05-20T12:55:53.06</dc:date>
    <dc:creator>Alexander Clark</dc:creator>
    <meta:editing-duration>PT44M29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2" meta:paragraph-count="43" meta:word-count="343" meta:character-count="2300"/>
  </office:meta>
</office:document-meta>
</file>